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b6e0"/>
    </style:style>
    <style:style style:name="P2" style:family="paragraph" style:parent-style-name="Standard">
      <style:text-properties officeooo:rsid="000aa0ac" officeooo:paragraph-rsid="000aa0a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aa0ac" officeooo:paragraph-rsid="000aa0ac" style:font-weight-asian="bold" style:font-weight-complex="bold"/>
    </style:style>
    <style:style style:name="P4" style:family="paragraph" style:parent-style-name="Standard">
      <style:text-properties officeooo:rsid="0007dee4" officeooo:paragraph-rsid="0007dee4"/>
    </style:style>
    <style:style style:name="P5" style:family="paragraph" style:parent-style-name="Standard">
      <style:text-properties officeooo:rsid="0007dee4" officeooo:paragraph-rsid="000c6be9"/>
    </style:style>
    <style:style style:name="P6" style:family="paragraph" style:parent-style-name="Standard">
      <style:text-properties officeooo:rsid="00065133" officeooo:paragraph-rsid="00065133"/>
    </style:style>
    <style:style style:name="P7" style:family="paragraph" style:parent-style-name="Standard">
      <style:text-properties officeooo:rsid="00065133" officeooo:paragraph-rsid="000c6be9"/>
    </style:style>
    <style:style style:name="P8" style:family="paragraph" style:parent-style-name="Standard">
      <style:text-properties officeooo:rsid="00065133" officeooo:paragraph-rsid="0010652e"/>
    </style:style>
    <style:style style:name="P9" style:family="paragraph" style:parent-style-name="Standard">
      <style:text-properties officeooo:rsid="00057ee8" officeooo:paragraph-rsid="00057ee8"/>
    </style:style>
    <style:style style:name="P10" style:family="paragraph" style:parent-style-name="Standard">
      <style:text-properties officeooo:rsid="00057ee8" officeooo:paragraph-rsid="000c6be9"/>
    </style:style>
    <style:style style:name="P11" style:family="paragraph" style:parent-style-name="Standard">
      <style:text-properties officeooo:rsid="00074513" officeooo:paragraph-rsid="00074513"/>
    </style:style>
    <style:style style:name="P12" style:family="paragraph" style:parent-style-name="Standard">
      <style:text-properties officeooo:rsid="00074513" officeooo:paragraph-rsid="000c6be9"/>
    </style:style>
    <style:style style:name="P13" style:family="paragraph" style:parent-style-name="Standard">
      <style:text-properties officeooo:paragraph-rsid="00065133"/>
    </style:style>
    <style:style style:name="P14" style:family="paragraph" style:parent-style-name="Standard">
      <style:text-properties officeooo:paragraph-rsid="000c6be9"/>
    </style:style>
    <style:style style:name="P15" style:family="paragraph" style:parent-style-name="Standard">
      <style:text-properties officeooo:rsid="000e7a62" officeooo:paragraph-rsid="0010652e"/>
    </style:style>
    <style:style style:name="P16" style:family="paragraph" style:parent-style-name="Standard">
      <style:text-properties officeooo:rsid="0010652e" officeooo:paragraph-rsid="0010652e"/>
    </style:style>
    <style:style style:name="P17" style:family="paragraph" style:parent-style-name="Standard">
      <style:text-properties officeooo:rsid="0010652e" officeooo:paragraph-rsid="00065133"/>
    </style:style>
    <style:style style:name="P1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b6e0" officeooo:paragraph-rsid="0009b6e0" style:font-size-asian="16pt" style:font-weight-asian="bold" style:font-size-complex="16pt" style:font-weight-complex="bold"/>
    </style:style>
    <style:style style:name="P19" style:family="paragraph" style:parent-style-name="Standard">
      <style:text-properties officeooo:rsid="0012097a" officeooo:paragraph-rsid="0012097a"/>
    </style:style>
    <style:style style:name="P20" style:family="paragraph" style:parent-style-name="Standard">
      <style:text-properties fo:font-style="normal" style:text-underline-style="solid" style:text-underline-width="auto" style:text-underline-color="font-color" fo:font-weight="bold" officeooo:rsid="0012097a" officeooo:paragraph-rsid="0012097a" style:font-style-asian="normal" style:font-weight-asian="bold" style:font-style-complex="normal" style:font-weight-complex="bold"/>
    </style:style>
    <style:style style:name="T1" style:family="text">
      <style:text-properties officeooo:rsid="00065133"/>
    </style:style>
    <style:style style:name="T2" style:family="text">
      <style:text-properties officeooo:rsid="00074513"/>
    </style:style>
    <style:style style:name="T3" style:family="text">
      <style:text-properties officeooo:rsid="0007dee4"/>
    </style:style>
    <style:style style:name="T4" style:family="text">
      <style:text-properties officeooo:rsid="0009b6e0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c6be9" style:font-weight-asian="bold" style:font-weight-complex="bold"/>
    </style:style>
    <style:style style:name="T7" style:family="text">
      <style:text-properties officeooo:rsid="000c6be9"/>
    </style:style>
    <style:style style:name="T8" style:family="text">
      <style:text-properties officeooo:rsid="000d98c3"/>
    </style:style>
    <style:style style:name="T9" style:family="text">
      <style:text-properties officeooo:rsid="0010652e"/>
    </style:style>
    <style:style style:name="T10" style:family="text">
      <style:text-properties officeooo:rsid="0012097a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ssignment 6</text:p>
      <text:p text:style-name="Standard"/>
      <text:p text:style-name="P19"><text:span text:style-name="T5">Description:</text:span> </text:p>
      <text:p text:style-name="P19">Cursor used to merge data from table Emp_Old into table Emp_New (both with pre-existing data) while handling for duplicate entries. </text:p>
      <text:p text:style-name="P19">Both explicit and parameterized cursors implemented.</text:p>
      <text:p text:style-name="P19">Parameterized constructor has input of department id. </text:p>
      <text:p text:style-name="P19">It only merges values from Emp_old which have department id value less than a certain integer value which has been entered as input.</text:p>
      <text:p text:style-name="Standard"/>
      <text:p text:style-name="P20">Table Creation:</text:p>
      <text:p text:style-name="Standard"/>
      <text:p text:style-name="Standard">create table Emp_Old(emp_id int, name nvarchar(20), phone long, dept_id int);</text:p>
      <text:p text:style-name="Standard"/>
      <text:p text:style-name="P1">create table Emp_New(emp_id int, name nvarchar(20), phone long, dept_id int);</text:p>
      <text:p text:style-name="Standard"/>
      <text:p text:style-name="Standard">insert into Emp_Old values (1920, "A", 7298475748, 2),(4193, "B", 7390193847, 5),(8493, "C", 9409388584, 4),(3928, "D", 3995947462, 7);</text:p>
      <text:p text:style-name="Standard"/>
      <text:p text:style-name="Standard">insert into Emp_New values (4893, "E", 1290587688, 2),(7103, "F", 2357987657, 8),(9911, "G", 6408273584, 0),(2340, "H", 9483921327, 1);</text:p>
      <text:p text:style-name="Standard"/>
      <text:p text:style-name="P3"><text:span text:style-name="T10">Explicit Cursor</text:span>:</text:p>
      <text:p text:style-name="P2"/>
      <text:p text:style-name="P6">delimiter $$</text:p>
      <text:p text:style-name="Standard"/>
      <text:p text:style-name="P9">create procedure proc_Merge<text:span text:style-name="T1">()</text:span></text:p>
      <text:p text:style-name="P9"><text:span text:style-name="T1">b</text:span>egin</text:p>
      <text:p text:style-name="P6">declare ei int;</text:p>
      <text:p text:style-name="P6">declare di int; </text:p>
      <text:p text:style-name="P6">declare ph long; </text:p>
      <text:p text:style-name="P6">dec<text:span text:style-name="T2">l</text:span>are n nvarchar(20);</text:p>
      <text:p text:style-name="P11">declare done int default false;</text:p>
      <text:p text:style-name="P9">declare merge <text:span text:style-name="T2">cursor</text:span> <text:span text:style-name="T2">for</text:span> select * from Emp_<text:span text:style-name="T4">Old</text:span>;</text:p>
      <text:p text:style-name="P11">declare continue handler for not found set done = true;</text:p>
      <text:p text:style-name="P9">open merge;</text:p>
      <text:p text:style-name="P9">l<text:span text:style-name="T3">1: LOOP</text:span></text:p>
      <text:p text:style-name="P9">fetch merge into <text:span text:style-name="T1">ei, n, ph, di;</text:span></text:p>
      <text:p text:style-name="P11">if done then leave l<text:span text:style-name="T3">1</text:span>;</text:p>
      <text:p text:style-name="P11">end if;</text:p>
      <text:p text:style-name="P15"><text:span text:style-name="T9">if not exists</text:span>(<text:span text:style-name="T9">select 1 from</text:span> Emp_New <text:span text:style-name="T9">where </text:span>emp_id = ei) <text:span text:style-name="T9">then</text:span></text:p>
      <text:p text:style-name="P8">insert into Emp_New values(ei, n, ph, di);</text:p>
      <text:p text:style-name="P17">end if;</text:p>
      <text:p text:style-name="P13">end <text:span text:style-name="T3">LOOP</text:span>;</text:p>
      <text:p text:style-name="P6">close merge;</text:p>
      <text:p text:style-name="P6">end$$</text:p>
      <text:p text:style-name="P6"/>
      <text:p text:style-name="P4">delimiter ;</text:p>
      <text:p text:style-name="P4"><text:soft-page-break/></text:p>
      <text:p text:style-name="P4"/>
      <text:p text:style-name="P2"><text:span text:style-name="T6">Parameterized Cursor</text:span><text:span text:style-name="T5">:</text:span></text:p>
      <text:p text:style-name="P2"><text:span text:style-name="T5"/></text:p>
      <text:p text:style-name="P7">delimiter $$</text:p>
      <text:p text:style-name="P14"/>
      <text:p text:style-name="P10">create procedure proc_Merge<text:span text:style-name="T8">2</text:span><text:span text:style-name="T1">()</text:span></text:p>
      <text:p text:style-name="P10"><text:span text:style-name="T1">b</text:span>egin</text:p>
      <text:p text:style-name="P7">declare ei int;</text:p>
      <text:p text:style-name="P7">declare di int; </text:p>
      <text:p text:style-name="P7">declare ph long; </text:p>
      <text:p text:style-name="P7">dec<text:span text:style-name="T2">l</text:span>are n nvarchar(20);</text:p>
      <text:p text:style-name="P12">declare done int default false;</text:p>
      <text:p text:style-name="P10">declare merge <text:span text:style-name="T2">cursor</text:span><text:span text:style-name="T7">(depti int)</text:span> <text:span text:style-name="T2">for</text:span> select * from Emp_<text:span text:style-name="T4">Old </text:span><text:span text:style-name="T7">where dept_id &gt; depti</text:span>;</text:p>
      <text:p text:style-name="P12">declare continue handler for not found set done = true;</text:p>
      <text:p text:style-name="P10">open merge<text:span text:style-name="T7">(4)</text:span>;</text:p>
      <text:p text:style-name="P10">l<text:span text:style-name="T3">1: LOOP</text:span></text:p>
      <text:p text:style-name="P10">fetch merge into <text:span text:style-name="T1">ei, n, ph, di;</text:span></text:p>
      <text:p text:style-name="P12">if done then leave l<text:span text:style-name="T3">1</text:span>;</text:p>
      <text:p text:style-name="P12">end if;</text:p>
      <text:p text:style-name="P15"><text:span text:style-name="T9">if not exists</text:span>(<text:span text:style-name="T9">select 1 from</text:span> Emp_New <text:span text:style-name="T9">where </text:span>emp_id = ei) <text:span text:style-name="T9">then</text:span></text:p>
      <text:p text:style-name="P7">insert into Emp_New values(ei, n, ph, di);</text:p>
      <text:p text:style-name="P16">end if;</text:p>
      <text:p text:style-name="P14">end <text:span text:style-name="T3">LOOP</text:span>;</text:p>
      <text:p text:style-name="P7">close merge;</text:p>
      <text:p text:style-name="P7">end$$</text:p>
      <text:p text:style-name="P7"/>
      <text:p text:style-name="P5">delimiter 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09:31:42.700006994</meta:creation-date>
    <dc:date>2024-08-14T14:55:41.803638052</dc:date>
    <meta:editing-duration>PT25M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296" meta:character-count="1856" meta:non-whitespace-character-count="1610"/>
  </office:meta>
</office:document-meta>
</file>